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ageradministration i primært lager</text:h>
      <text:p text:style-name="P1"/>
      <text:p text:style-name="P1">Fast inddeling, dynamisk inddeling,</text:p>
      <text:p text:style-name="P1">virtuelt lager, demand paging, fragmentering</text:p>
      <text:p text:style-name="P1">(intern/ekstern), shared memory, copy-on-write, memory</text:p>
      <text:p text:style-name="P1">mapped I/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9S</meta:editing-duration>
    <meta:editing-cycles>4</meta:editing-cycles>
    <meta:generator>OpenOffice.org/3.3$Win32 OpenOffice.org_project/330m20$Build-9567</meta:generator>
    <dc:date>2011-05-31T15:05:52.44</dc:date>
    <dc:creator>Simon Frandsen</dc:creator>
    <meta:document-statistic meta:table-count="0" meta:image-count="0" meta:object-count="0" meta:page-count="1" meta:paragraph-count="5" meta:word-count="20" meta:character-count="178"/>
    <meta:user-defined meta:name="Info 1"/>
    <meta:user-defined meta:name="Info 2"/>
    <meta:user-defined meta:name="Info 3"/>
    <meta:user-defined meta:name="Info 4"/>
  </office:meta>
</office:document-meta>
</file>